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a3a" officeooo:paragraph-rsid="0004ea3a"/>
    </style:style>
    <style:style style:name="P2" style:family="paragraph" style:parent-style-name="Standard">
      <style:text-properties officeooo:rsid="0004ea3a" officeooo:paragraph-rsid="0004ea3a"/>
    </style:style>
    <style:style style:name="P3" style:family="paragraph" style:parent-style-name="Standard">
      <style:text-properties officeooo:rsid="000703e3" officeooo:paragraph-rsid="000703e3"/>
    </style:style>
    <style:style style:name="T1" style:family="text">
      <style:text-properties officeooo:rsid="00059b11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) Le 22/09/2022 à 09:50 dans la salle des Professeurs</text:p>
      <text:p text:style-name="P1"><text:tab/>Mme CAHOUZARD Cécile ( Mathématiques Experte), m’informe que :</text:p>
      <text:p text:style-name="P1"/>
      <text:p text:style-name="P1"><text:tab/>Anna est une élève sérieuse, travailleuse et comprend très bien le programme de <text:tab/>Mathématiques en Terminale.</text:p>
      <text:p text:style-name="P1"><text:tab/>Il est néanmoins très dommage qu’elle ne maîtrise pas certains notion du collège tels que:</text:p>
      <text:p text:style-name="P1"><text:tab/>- les calculs littérales.</text:p>
      <text:p text:style-name="P1"><text:tab/>- l’utilisation des parenthèses.</text:p>
      <text:p text:style-name="P1"><text:tab/>- l’utilisation des signes</text:p>
      <text:p text:style-name="P1"><text:tab/>- développements</text:p>
      <text:p text:style-name="P1"><text:tab/>- etc.</text:p>
      <text:p text:style-name="P1"/>
      <text:p text:style-name="P1"><text:tab/><text:span text:style-name="T1">Anna était mon élève en Spécialité Mathématiques en classe de Première, </text:span></text:p>
      <text:p text:style-name="P1"><text:tab/><text:span text:style-name="T1">Elle est également mon élève cette année en Spécialité Mathématiques en classe de <text:tab/>Terminale. Je souhaite donc essayer de l’aider en lui proposant un entretien individuelle le <text:tab/>23/09/2022 à 09:30 salle B214.</text:span></text:p>
      <text:p text:style-name="P1"/>
      <text:p text:style-name="P1"/>
      <text:p text:style-name="P3">2) Le 23/09/2022 à 09:30 Salle B214</text:p>
      <text:p text:style-name="P3"><text:tab/>Entretien avec Mlle ALI SAID Anna</text:p>
      <text:p text:style-name="P3"><text:tab/>→ Encouragement pour son sérieux, le travail.</text:p>
      <text:p text:style-name="P3"><text:tab/>→ D’où vient les lacunes sur les notions abordés en collège ?</text:p>
      <text:p text:style-name="P3"><text:tab/> D’après elle :</text:p>
      <text:p text:style-name="P3"><text:tab/>→ Elle n’aimait pas les maths en cinquième ( elle ne travaillait pas les Maths )</text:p>
      <text:p text:style-name="P3"><text:tab/>J’en conclu que le problème vient des lacunes de la classe de cinquième, gardés en 4<text:span text:style-name="T2">e</text:span> et 3<text:span text:style-name="T2">e</text:span>.</text:p>
      <text:p text:style-name="P3"><text:tab/>Elle se pose la question de pourquoi elle avait de bonne note en second ?</text:p>
      <text:p text:style-name="P3"/>
      <text:p text:style-name="P3"><text:s/></text:p>
      <text:p text:style-name="P3"/>
      <text:p text:style-name="P1"/>
      <text:p text:style-name="P1"/>
      <text:p text:style-name="P1"><text:tab/>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0:01:57.201085859</meta:creation-date>
    <meta:generator>LibreOffice/7.3.5.2$Linux_X86_64 LibreOffice_project/30$Build-2</meta:generator>
    <dc:date>2022-09-23T11:52:35.392247241</dc:date>
    <meta:editing-duration>PT20M</meta:editing-duration>
    <meta:editing-cycles>3</meta:editing-cycles>
    <meta:document-statistic meta:table-count="0" meta:image-count="0" meta:object-count="0" meta:page-count="1" meta:paragraph-count="21" meta:word-count="193" meta:character-count="1152" meta:non-whitespace-character-count="953"/>
  </office:meta>
</office:document-meta>
</file>